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67.4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12.36pt"/>
    </style:style>
    <style:style style:name="co14" style:family="table-column">
      <style:table-column-properties fo:break-before="auto" style:column-width="55.81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9.91pt"/>
    </style:style>
    <style:style style:name="co17" style:family="table-column">
      <style:table-column-properties fo:break-before="auto" style:column-width="122.94pt"/>
    </style:style>
    <style:style style:name="co18" style:family="table-column">
      <style:table-column-properties fo:break-before="auto" style:column-width="98.25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47.31pt"/>
    </style:style>
    <style:style style:name="co21" style:family="table-column">
      <style:table-column-properties fo:break-before="auto" style:column-width="43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style:font-size-asian="9pt" style:font-size-complex="9pt"/>
    </style:style>
    <style:style style:name="ce15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16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1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5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6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35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3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40" style:family="table-cell" style:parent-style-name="Default" style:data-style-name="N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1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122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22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122">
      <style:text-properties style:font-name="Bitstream Vera Sans" fo:font-size="9pt" style:font-size-asian="9pt" style:font-size-complex="9pt"/>
    </style:style>
    <style:style style:name="ce46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 style:data-style-name="N124"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130"/>
    <style:style style:name="ce30" style:family="table-cell" style:parent-style-name="Default" style:data-style-name="N130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" style:family="table-cell" style:parent-style-name="Default" style:data-style-name="N130">
      <style:text-properties style:font-name="Bitstream Vera Sans" fo:font-size="9pt" style:font-size-asian="9pt" style:font-size-complex="9pt"/>
    </style:style>
    <style:style style:name="ce32" style:family="table-cell" style:parent-style-name="Default" style:data-style-name="N133"/>
    <style:style style:name="ce33" style:family="table-cell" style:parent-style-name="Default" style:data-style-name="N133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33">
      <style:text-properties style:font-name="Bitstream Vera Sans" fo:font-size="9pt" fo:font-weight="bold" style:font-size-asian="9pt" style:font-weight-asian="bold" style:font-size-complex="9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number-columns-repeated="2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39"/>
        <table:table-column table:style-name="co8" table:default-cell-style-name="ce28"/>
        <table:table-column table:style-name="co9" table:number-columns-repeated="3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9" table:default-cell-style-name="ce28"/>
        <table:table-column table:style-name="co14" table:default-cell-style-name="ce28"/>
        <table:table-column table:style-name="co15" table:number-columns-repeated="1003" table:default-cell-style-name="ce28"/>
        <table:table-column table:style-name="co15" table:default-cell-style-name="ce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>
            <text:p>Mobile Base</text:p>
          </table:table-cell>
          <table:table-cell table:style-name="ce38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40" table:formula="of:=[.G5]/[.$H$70]*[.$H$69]" office:value-type="float" office:value="54.6854046034848" calcext:value-type="float">
            <text:p>54.69</text:p>
          </table:table-cell>
          <table:table-cell/>
          <table:table-cell table:style-name="ce41" table:formula="of:=[.C5]/[.$G$5]*[.$H$5]/1000000" office:value-type="float" office:value="1.78787531461695" calcext:value-type="float">
            <text:p>1.787875</text:p>
          </table:table-cell>
          <table:table-cell table:style-name="ce41" table:formula="of:=[.D5]/[.$G$5]*[.$H$5]/1000000" office:value-type="float" office:value="-0.0000000446155121097025" calcext:value-type="float">
            <text:p>0.000000</text:p>
          </table:table-cell>
          <table:table-cell table:style-name="ce41" table:formula="of:=[.E5]/[.$G$5]*[.$H$5]/1000000" office:value-type="float" office:value="0.0000000131195280084203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43" table:formula="of:=[.N5]/1000" office:value-type="float" office:value="0.000000011" calcext:value-type="float">
            <text:p>0.0000</text:p>
          </table:table-cell>
          <table:table-cell table:style-name="ce43" table:formula="of:=[.O5]/1000" office:value-type="float" office:value="-0.000000001" calcext:value-type="float">
            <text:p>0.0000</text:p>
          </table:table-cell>
          <table:table-cell table:style-name="ce43" table:formula="of:=[.P5]/1000" office:value-type="float" office:value="0.111084396" calcext:value-type="float">
            <text:p>0.111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41" table:formula="of:=[.C6]/[.$G$5]*[.$H$5]/1000000" office:value-type="float" office:value="-0.0000000446155121097025" calcext:value-type="float">
            <text:p>0.000000</text:p>
          </table:table-cell>
          <table:table-cell table:style-name="ce41" table:formula="of:=[.D6]/[.$G$5]*[.$H$5]/1000000" office:value-type="float" office:value="1.78787516428807" calcext:value-type="float">
            <text:p>1.787875</text:p>
          </table:table-cell>
          <table:table-cell table:style-name="ce41" table:formula="of:=[.E6]/[.$G$5]*[.$H$5]/1000000" office:value-type="float" office:value="1.63435859458519E-016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41" table:formula="of:=[.C7]/[.$G$5]*[.$H$5]/1000000" office:value-type="float" office:value="0.0000000131195280084203" calcext:value-type="float">
            <text:p>0.000000</text:p>
          </table:table-cell>
          <table:table-cell table:style-name="ce41" table:formula="of:=[.D7]/[.$G$5]*[.$H$5]/1000000" office:value-type="float" office:value="1.63435859458519E-016" calcext:value-type="float">
            <text:p>0.000000</text:p>
          </table:table-cell>
          <table:table-cell table:style-name="ce41" table:formula="of:=[.E7]/[.$G$5]*[.$H$5]/1000000" office:value-type="float" office:value="2.73866141521206" calcext:value-type="float">
            <text:p>2.73866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1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9]/[.$H$70]*[.$H$69]" office:value-type="float" office:value="0.442762975781959" calcext:value-type="float">
            <text:p>0.44</text:p>
          </table:table-cell>
          <table:table-cell/>
          <table:table-cell table:style-name="ce41" table:formula="of:=[.C9]/[.$G$9]*[.$H$9]/1000000" office:value-type="float" office:value="0.000591135828033047" calcext:value-type="float">
            <text:p>0.000591</text:p>
          </table:table-cell>
          <table:table-cell table:style-name="ce41" table:formula="of:=[.D9]/[.$G$9]*[.$H$9]/1000000" office:value-type="float" office:value="-0.00000000000528536086091638" calcext:value-type="float">
            <text:p>0.000000</text:p>
          </table:table-cell>
          <table:table-cell table:style-name="ce41" table:formula="of:=[.E9]/[.$G$9]*[.$H$9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9]/1000" office:value-type="float" office:value="-0.000000001" calcext:value-type="float">
            <text:p>0.0000</text:p>
          </table:table-cell>
          <table:table-cell table:style-name="ce43" table:formula="of:=[.O9]/1000" office:value-type="float" office:value="-0.001505846" calcext:value-type="float">
            <text:p>-0.0015</text:p>
          </table:table-cell>
          <table:table-cell table:style-name="ce43" table:formula="of:=[.P9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0]/[.$G$9]*[.$H$9]/1000000" office:value-type="float" office:value="-0.00000000000528536086091638" calcext:value-type="float">
            <text:p>0.000000</text:p>
          </table:table-cell>
          <table:table-cell table:style-name="ce41" table:formula="of:=[.D10]/[.$G$9]*[.$H$9]/1000000" office:value-type="float" office:value="0.000929345963031721" calcext:value-type="float">
            <text:p>0.000929</text:p>
          </table:table-cell>
          <table:table-cell table:style-name="ce41" table:formula="of:=[.E10]/[.$G$9]*[.$H$9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1]/[.$G$9]*[.$H$9]/1000000" office:value-type="float" office:value="0.0000000000131129934682904" calcext:value-type="float">
            <text:p>0.000000</text:p>
          </table:table-cell>
          <table:table-cell table:style-name="ce41" table:formula="of:=[.D11]/[.$G$9]*[.$H$9]/1000000" office:value-type="float" office:value="0.0000000000165726106228182" calcext:value-type="float">
            <text:p>0.000000</text:p>
          </table:table-cell>
          <table:table-cell table:style-name="ce41" table:formula="of:=[.E11]/[.$G$9]*[.$H$9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2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3]/[.$H$70]*[.$H$69]" office:value-type="float" office:value="0.442762975781959" calcext:value-type="float">
            <text:p>0.44</text:p>
          </table:table-cell>
          <table:table-cell/>
          <table:table-cell table:style-name="ce41" table:formula="of:=[.C13]/[.$G$13]*[.$H$13]/1000000" office:value-type="float" office:value="0.000591135828033047" calcext:value-type="float">
            <text:p>0.000591</text:p>
          </table:table-cell>
          <table:table-cell table:style-name="ce41" table:formula="of:=[.D13]/[.$G$13]*[.$H$13]/1000000" office:value-type="float" office:value="-0.00000000000528536086091638" calcext:value-type="float">
            <text:p>0.000000</text:p>
          </table:table-cell>
          <table:table-cell table:style-name="ce41" table:formula="of:=[.E13]/[.$G$13]*[.$H$13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3]/1000" office:value-type="float" office:value="-0.000000001" calcext:value-type="float">
            <text:p>0.0000</text:p>
          </table:table-cell>
          <table:table-cell table:style-name="ce43" table:formula="of:=[.O13]/1000" office:value-type="float" office:value="-0.001505846" calcext:value-type="float">
            <text:p>-0.0015</text:p>
          </table:table-cell>
          <table:table-cell table:style-name="ce43" table:formula="of:=[.P13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4]/[.$G$13]*[.$H$13]/1000000" office:value-type="float" office:value="-0.00000000000528536086091638" calcext:value-type="float">
            <text:p>0.000000</text:p>
          </table:table-cell>
          <table:table-cell table:style-name="ce41" table:formula="of:=[.D14]/[.$G$13]*[.$H$13]/1000000" office:value-type="float" office:value="0.000929345963031721" calcext:value-type="float">
            <text:p>0.000929</text:p>
          </table:table-cell>
          <table:table-cell table:style-name="ce41" table:formula="of:=[.E14]/[.$G$13]*[.$H$13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5]/[.$G$13]*[.$H$13]/1000000" office:value-type="float" office:value="0.0000000000131129934682904" calcext:value-type="float">
            <text:p>0.000000</text:p>
          </table:table-cell>
          <table:table-cell table:style-name="ce41" table:formula="of:=[.D15]/[.$G$13]*[.$H$13]/1000000" office:value-type="float" office:value="0.0000000000165726106228182" calcext:value-type="float">
            <text:p>0.000000</text:p>
          </table:table-cell>
          <table:table-cell table:style-name="ce41" table:formula="of:=[.E15]/[.$G$13]*[.$H$13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Wheel3</text:p>
          </table:table-cell>
          <table:table-cell table:style-name="ce38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40" table:formula="of:=[.G17]/[.$H$70]*[.$H$69]" office:value-type="float" office:value="0.442762975781959" calcext:value-type="float">
            <text:p>0.44</text:p>
          </table:table-cell>
          <table:table-cell/>
          <table:table-cell table:style-name="ce41" table:formula="of:=[.C17]/[.$G$17]*[.$H$17]/1000000" office:value-type="float" office:value="0.000591135828033047" calcext:value-type="float">
            <text:p>0.000591</text:p>
          </table:table-cell>
          <table:table-cell table:style-name="ce41" table:formula="of:=[.D17]/[.$G$17]*[.$H$17]/1000000" office:value-type="float" office:value="-0.00000000000528536086091638" calcext:value-type="float">
            <text:p>0.000000</text:p>
          </table:table-cell>
          <table:table-cell table:style-name="ce41" table:formula="of:=[.E17]/[.$G$17]*[.$H$17]/1000000" office:value-type="float" office:value="0.0000000000131129934682904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43" table:formula="of:=[.N17]/1000" office:value-type="float" office:value="-0.000000001" calcext:value-type="float">
            <text:p>0.0000</text:p>
          </table:table-cell>
          <table:table-cell table:style-name="ce43" table:formula="of:=[.O17]/1000" office:value-type="float" office:value="-0.001505846" calcext:value-type="float">
            <text:p>-0.0015</text:p>
          </table:table-cell>
          <table:table-cell table:style-name="ce43" table:formula="of:=[.P17]/1000" office:value-type="float" office:value="-0.000000001" calcext:value-type="float">
            <text:p>0.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41" table:formula="of:=[.C18]/[.$G$17]*[.$H$17]/1000000" office:value-type="float" office:value="-0.00000000000528536086091638" calcext:value-type="float">
            <text:p>0.000000</text:p>
          </table:table-cell>
          <table:table-cell table:style-name="ce41" table:formula="of:=[.D18]/[.$G$17]*[.$H$17]/1000000" office:value-type="float" office:value="0.000929345963031721" calcext:value-type="float">
            <text:p>0.000929</text:p>
          </table:table-cell>
          <table:table-cell table:style-name="ce41" table:formula="of:=[.E18]/[.$G$17]*[.$H$17]/1000000" office:value-type="float" office:value="0.0000000000165726106228182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41" table:formula="of:=[.C19]/[.$G$17]*[.$H$17]/1000000" office:value-type="float" office:value="0.0000000000131129934682904" calcext:value-type="float">
            <text:p>0.000000</text:p>
          </table:table-cell>
          <table:table-cell table:style-name="ce41" table:formula="of:=[.D19]/[.$G$17]*[.$H$17]/1000000" office:value-type="float" office:value="0.0000000000165726106228182" calcext:value-type="float">
            <text:p>0.000000</text:p>
          </table:table-cell>
          <table:table-cell table:style-name="ce41" table:formula="of:=[.E19]/[.$G$17]*[.$H$17]/1000000" office:value-type="float" office:value="0.000591135791331661" calcext:value-type="float">
            <text:p>0.00059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Body</text:p>
          </table:table-cell>
          <table:table-cell table:style-name="ce38" office:value-type="float" office:value="483648962560" calcext:value-type="float">
            <text:p>483,648,962,560.000000</text:p>
          </table:table-cell>
          <table:table-cell office:value-type="float" office:value="26270674" calcext:value-type="float">
            <text:p>26,270,674.000000</text:p>
          </table:table-cell>
          <table:table-cell office:value-type="float" office:value="-669492544" calcext:value-type="float">
            <text:p>-669,492,544.000000</text:p>
          </table:table-cell>
          <table:table-cell/>
          <table:table-cell office:value-type="float" office:value="5888326" calcext:value-type="float">
            <text:p>5,888,326.000000</text:p>
          </table:table-cell>
          <table:table-cell table:style-name="ce40" table:formula="of:=[.G21]/[.$H$70]*[.$H$69]" office:value-type="float" office:value="3.37671445818225" calcext:value-type="float">
            <text:p>3.38</text:p>
          </table:table-cell>
          <table:table-cell/>
          <table:table-cell table:style-name="ce41" table:formula="of:=[.C21]/[.$G$21]*[.$H$21]/1000000" office:value-type="float" office:value="0.27735292586742" calcext:value-type="float">
            <text:p>0.277353</text:p>
          </table:table-cell>
          <table:table-cell table:style-name="ce41" table:formula="of:=[.D21]/[.$G$21]*[.$H$21]/1000000" office:value-type="float" office:value="0.0000150651585394546" calcext:value-type="float">
            <text:p>0.000015</text:p>
          </table:table-cell>
          <table:table-cell table:style-name="ce41" table:formula="of:=[.E21]/[.$G$21]*[.$H$21]/1000000" office:value-type="float" office:value="-0.000383926629227054" calcext:value-type="float">
            <text:p>-0.000384</text:p>
          </table:table-cell>
          <table:table-cell/>
          <table:table-cell office:value-type="float" office:value="-0.389937" calcext:value-type="float">
            <text:p>-0.389937</text:p>
          </table:table-cell>
          <table:table-cell office:value-type="float" office:value="-0.707743" calcext:value-type="float">
            <text:p>-0.707743</text:p>
          </table:table-cell>
          <table:table-cell office:value-type="float" office:value="359.057312" calcext:value-type="float">
            <text:p>359.057312</text:p>
          </table:table-cell>
          <table:table-cell/>
          <table:table-cell table:style-name="ce43" table:formula="of:=[.N21]/1000" office:value-type="float" office:value="-0.000389937" calcext:value-type="float">
            <text:p>-0.0004</text:p>
          </table:table-cell>
          <table:table-cell table:style-name="ce43" table:formula="of:=[.O21]/1000" office:value-type="float" office:value="-0.000707743" calcext:value-type="float">
            <text:p>-0.0007</text:p>
          </table:table-cell>
          <table:table-cell table:style-name="ce43" table:formula="of:=[.P21]/1000" office:value-type="float" office:value="0.359057312" calcext:value-type="float">
            <text:p>0.359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26270674" calcext:value-type="float">
            <text:p>26,270,674.000000</text:p>
          </table:table-cell>
          <table:table-cell office:value-type="float" office:value="468133314560" calcext:value-type="float">
            <text:p>468,133,314,560.000000</text:p>
          </table:table-cell>
          <table:table-cell office:value-type="float" office:value="-555147840" calcext:value-type="float">
            <text:p>-555,147,840.000000</text:p>
          </table:table-cell>
          <table:table-cell table:number-columns-repeated="4"/>
          <table:table-cell table:style-name="ce41" table:formula="of:=[.C22]/[.$G$21]*[.$H$21]/1000000" office:value-type="float" office:value="0.0000150651585394546" calcext:value-type="float">
            <text:p>0.000015</text:p>
          </table:table-cell>
          <table:table-cell table:style-name="ce41" table:formula="of:=[.D22]/[.$G$21]*[.$H$21]/1000000" office:value-type="float" office:value="0.268455335460627" calcext:value-type="float">
            <text:p>0.268455</text:p>
          </table:table-cell>
          <table:table-cell table:style-name="ce41" table:formula="of:=[.E22]/[.$G$21]*[.$H$21]/1000000" office:value-type="float" office:value="-0.000318354611778738" calcext:value-type="float">
            <text:p>-0.00031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-669492544" calcext:value-type="float">
            <text:p>-669,492,544.000000</text:p>
          </table:table-cell>
          <table:table-cell table:formula="of:=[.E22]" office:value-type="float" office:value="-555147840" calcext:value-type="float">
            <text:p>-555,147,840.000000</text:p>
          </table:table-cell>
          <table:table-cell office:value-type="float" office:value="128057425920" calcext:value-type="float">
            <text:p>128,057,425,920.000000</text:p>
          </table:table-cell>
          <table:table-cell table:number-columns-repeated="4"/>
          <table:table-cell table:style-name="ce41" table:formula="of:=[.C23]/[.$G$21]*[.$H$21]/1000000" office:value-type="float" office:value="-0.000383926629227054" calcext:value-type="float">
            <text:p>-0.000384</text:p>
          </table:table-cell>
          <table:table-cell table:style-name="ce41" table:formula="of:=[.D23]/[.$G$21]*[.$H$21]/1000000" office:value-type="float" office:value="-0.000318354611778738" calcext:value-type="float">
            <text:p>-0.000318</text:p>
          </table:table-cell>
          <table:table-cell table:style-name="ce41" table:formula="of:=[.E23]/[.$G$21]*[.$H$21]/1000000" office:value-type="float" office:value="0.0734357033869502" calcext:value-type="float">
            <text:p>0.073436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Elevation M</text:p>
          </table:table-cell>
          <table:table-cell table:style-name="ce38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40" table:formula="of:=[.G25]/[.$H$70]*[.$H$69]" office:value-type="float" office:value="0.322099105091271" calcext:value-type="float">
            <text:p>0.32</text:p>
          </table:table-cell>
          <table:table-cell/>
          <table:table-cell table:style-name="ce41" table:formula="of:=[.C25]/[.$G$25]*[.$H$25]/1000000" office:value-type="float" office:value="0.00149467480779511" calcext:value-type="float">
            <text:p>0.001495</text:p>
          </table:table-cell>
          <table:table-cell table:style-name="ce41" table:formula="of:=[.D25]/[.$G$25]*[.$H$25]/1000000" office:value-type="float" office:value="0.00000777161826393472" calcext:value-type="float">
            <text:p>0.000008</text:p>
          </table:table-cell>
          <table:table-cell table:style-name="ce41" table:formula="of:=[.E25]/[.$G$25]*[.$H$25]/1000000" office:value-type="float" office:value="0.0000251092302823598" calcext:value-type="float">
            <text:p>0.000025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43" table:formula="of:=[.N25]/1000" office:value-type="float" office:value="-0.001062455" calcext:value-type="float">
            <text:p>-0.0011</text:p>
          </table:table-cell>
          <table:table-cell table:style-name="ce43" table:formula="of:=[.O25]/1000" office:value-type="float" office:value="-0.001414402" calcext:value-type="float">
            <text:p>-0.0014</text:p>
          </table:table-cell>
          <table:table-cell table:style-name="ce43" table:formula="of:=[.P25]/1000" office:value-type="float" office:value="-0.017540909" calcext:value-type="float">
            <text:p>-0.017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41" table:formula="of:=[.C26]/[.$G$25]*[.$H$25]/1000000" office:value-type="float" office:value="0.00000777161826393472" calcext:value-type="float">
            <text:p>0.000008</text:p>
          </table:table-cell>
          <table:table-cell table:style-name="ce41" table:formula="of:=[.D26]/[.$G$25]*[.$H$25]/1000000" office:value-type="float" office:value="0.000964433882684774" calcext:value-type="float">
            <text:p>0.000964</text:p>
          </table:table-cell>
          <table:table-cell table:style-name="ce41" table:formula="of:=[.E26]/[.$G$25]*[.$H$25]/1000000" office:value-type="float" office:value="-0.0000407453740750103" calcext:value-type="float">
            <text:p>-0.000041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41" table:formula="of:=[.C27]/[.$G$25]*[.$H$25]/1000000" office:value-type="float" office:value="0.0000251092302823598" calcext:value-type="float">
            <text:p>0.000025</text:p>
          </table:table-cell>
          <table:table-cell table:style-name="ce41" table:formula="of:=[.D27]/[.$G$25]*[.$H$25]/1000000" office:value-type="float" office:value="-0.0000407453740750103" calcext:value-type="float">
            <text:p>-0.000041</text:p>
          </table:table-cell>
          <table:table-cell table:style-name="ce41" table:formula="of:=[.E27]/[.$G$25]*[.$H$25]/1000000" office:value-type="float" office:value="0.00185940422656261" calcext:value-type="float">
            <text:p>0.001859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Assy</text:p>
          </table:table-cell>
          <table:table-cell table:style-name="ce38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40" table:formula="of:=[.G29]/[.$H$70]*[.$H$69]" office:value-type="float" office:value="14.1975916799614" calcext:value-type="float">
            <text:p>14.20</text:p>
          </table:table-cell>
          <table:table-cell/>
          <table:table-cell table:style-name="ce41" table:formula="of:=[.C29]/[.$G$29]*[.$H$29]/1000000" office:value-type="float" office:value="0.185165602373706" calcext:value-type="float">
            <text:p>0.185166</text:p>
          </table:table-cell>
          <table:table-cell table:style-name="ce41" table:formula="of:=[.D29]/[.$G$29]*[.$H$29]/1000000" office:value-type="float" office:value="-0.00000000231926399334446" calcext:value-type="float">
            <text:p>0.000000</text:p>
          </table:table-cell>
          <table:table-cell table:style-name="ce41" table:formula="of:=[.E29]/[.$G$29]*[.$H$29]/1000000" office:value-type="float" office:value="0.00000000811089485863196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43" table:formula="of:=[.N29]/1000" office:value-type="float" office:value="0.000000005" calcext:value-type="float">
            <text:p>0.0000</text:p>
          </table:table-cell>
          <table:table-cell table:style-name="ce43" table:formula="of:=[.O29]/1000" office:value-type="float" office:value="0.000000001" calcext:value-type="float">
            <text:p>0.0000</text:p>
          </table:table-cell>
          <table:table-cell table:style-name="ce43" table:formula="of:=[.P29]/1000" office:value-type="float" office:value="-0.122400009" calcext:value-type="float">
            <text:p>-0.122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41" table:formula="of:=[.C30]/[.$G$29]*[.$H$29]/1000000" office:value-type="float" office:value="-0.00000000231926399334446" calcext:value-type="float">
            <text:p>0.000000</text:p>
          </table:table-cell>
          <table:table-cell table:style-name="ce41" table:formula="of:=[.D30]/[.$G$29]*[.$H$29]/1000000" office:value-type="float" office:value="0.185165602373706" calcext:value-type="float">
            <text:p>0.185166</text:p>
          </table:table-cell>
          <table:table-cell table:style-name="ce41" table:formula="of:=[.E30]/[.$G$29]*[.$H$29]/1000000" office:value-type="float" office:value="-6.65212620953971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41" table:formula="of:=[.C31]/[.$G$29]*[.$H$29]/1000000" office:value-type="float" office:value="0.00000000811089485863196" calcext:value-type="float">
            <text:p>0.000000</text:p>
          </table:table-cell>
          <table:table-cell table:style-name="ce41" table:formula="of:=[.D31]/[.$G$29]*[.$H$29]/1000000" office:value-type="float" office:value="-6.65212620953971E-017" calcext:value-type="float">
            <text:p>0.000000</text:p>
          </table:table-cell>
          <table:table-cell table:style-name="ce41" table:formula="of:=[.E31]/[.$G$29]*[.$H$29]/1000000" office:value-type="float" office:value="0.228527872985664" calcext:value-type="float">
            <text:p>0.228528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Screen</text:p>
          </table:table-cell>
          <table:table-cell table:style-name="ce38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40" table:formula="of:=[.G33]/[.$H$70]*[.$H$69]" office:value-type="float" office:value="0.404947645387771" calcext:value-type="float">
            <text:p>0.40</text:p>
          </table:table-cell>
          <table:table-cell/>
          <table:table-cell table:style-name="ce41" table:formula="of:=[.C33]/[.$G$33]*[.$H$33]/1000000" office:value-type="float" office:value="0.00175841595886223" calcext:value-type="float">
            <text:p>0.001758</text:p>
          </table:table-cell>
          <table:table-cell table:style-name="ce41" table:formula="of:=[.D33]/[.$G$33]*[.$H$33]/1000000" office:value-type="float" office:value="-0.00000000008128398515749" calcext:value-type="float">
            <text:p>0.000000</text:p>
          </table:table-cell>
          <table:table-cell table:style-name="ce41" table:formula="of:=[.E33]/[.$G$33]*[.$H$33]/1000000" office:value-type="float" office:value="0.0000261128595019593" calcext:value-type="float">
            <text:p>0.000026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43" table:formula="of:=[.N33]/1000" office:value-type="float" office:value="0.014477846" calcext:value-type="float">
            <text:p>0.0145</text:p>
          </table:table-cell>
          <table:table-cell table:style-name="ce43" table:formula="of:=[.O33]/1000" office:value-type="float" office:value="0.000000006" calcext:value-type="float">
            <text:p>0.0000</text:p>
          </table:table-cell>
          <table:table-cell table:style-name="ce43" table:formula="of:=[.P33]/1000" office:value-type="float" office:value="-0.045490379" calcext:value-type="float">
            <text:p>-0.0455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41" table:formula="of:=[.C34]/[.$G$33]*[.$H$33]/1000000" office:value-type="float" office:value="-0.00000000008128398515749" calcext:value-type="float">
            <text:p>0.000000</text:p>
          </table:table-cell>
          <table:table-cell table:style-name="ce41" table:formula="of:=[.D34]/[.$G$33]*[.$H$33]/1000000" office:value-type="float" office:value="0.000587067259188441" calcext:value-type="float">
            <text:p>0.000587</text:p>
          </table:table-cell>
          <table:table-cell table:style-name="ce41" table:formula="of:=[.E34]/[.$G$33]*[.$H$33]/1000000" office:value-type="float" office:value="0.00000000000896135160997005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41" table:formula="of:=[.C35]/[.$G$33]*[.$H$33]/1000000" office:value-type="float" office:value="0.0000261128595019593" calcext:value-type="float">
            <text:p>0.000026</text:p>
          </table:table-cell>
          <table:table-cell table:style-name="ce41" table:formula="of:=[.D35]/[.$G$33]*[.$H$33]/1000000" office:value-type="float" office:value="0.00000000000896135160997005" calcext:value-type="float">
            <text:p>0.000000</text:p>
          </table:table-cell>
          <table:table-cell table:style-name="ce41" table:formula="of:=[.E35]/[.$G$33]*[.$H$33]/1000000" office:value-type="float" office:value="0.0012504755299033" calcext:value-type="float">
            <text:p>0.00125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5" office:value-type="string" calcext:value-type="string">
            <text:p>Head Tilt</text:p>
          </table:table-cell>
          <table:table-cell table:style-name="ce38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40" table:formula="of:=[.G37]/[.$H$70]*[.$H$69]" office:value-type="float" office:value="5.50968604009927" calcext:value-type="float">
            <text:p>5.51</text:p>
          </table:table-cell>
          <table:table-cell/>
          <table:table-cell table:style-name="ce41" table:formula="of:=[.C37]/[.$G$37]*[.$H$37]/1000000" office:value-type="float" office:value="0.0484863619218992" calcext:value-type="float">
            <text:p>0.048486</text:p>
          </table:table-cell>
          <table:table-cell table:style-name="ce41" table:formula="of:=[.D37]/[.$G$37]*[.$H$37]/1000000" office:value-type="float" office:value="0.00000000235311908419591" calcext:value-type="float">
            <text:p>0.000000</text:p>
          </table:table-cell>
          <table:table-cell table:style-name="ce41" table:formula="of:=[.E37]/[.$G$37]*[.$H$37]/1000000" office:value-type="float" office:value="0.00000000137051110067871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43" table:formula="of:=[.N37]/1000" office:value-type="float" office:value="-0.097999992" calcext:value-type="float">
            <text:p>-0.0980</text:p>
          </table:table-cell>
          <table:table-cell table:style-name="ce43" table:formula="of:=[.O37]/1000" office:value-type="float" office:value="-0.000000003" calcext:value-type="float">
            <text:p>0.0000</text:p>
          </table:table-cell>
          <table:table-cell table:style-name="ce43" table:formula="of:=[.P37]/1000" office:value-type="float" office:value="0.057616226" calcext:value-type="float">
            <text:p>0.057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41" table:formula="of:=[.C38]/[.$G$37]*[.$H$37]/1000000" office:value-type="float" office:value="0.00000000235311908419591" calcext:value-type="float">
            <text:p>0.000000</text:p>
          </table:table-cell>
          <table:table-cell table:style-name="ce41" table:formula="of:=[.D38]/[.$G$37]*[.$H$37]/1000000" office:value-type="float" office:value="0.0484863619218992" calcext:value-type="float">
            <text:p>0.048486</text:p>
          </table:table-cell>
          <table:table-cell table:style-name="ce41" table:formula="of:=[.E38]/[.$G$37]*[.$H$37]/1000000" office:value-type="float" office:value="-1.66303155238493E-017" calcext:value-type="float">
            <text:p>0.000000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41" table:formula="of:=[.C39]/[.$G$37]*[.$H$37]/1000000" office:value-type="float" office:value="0.00000000137051110067871" calcext:value-type="float">
            <text:p>0.000000</text:p>
          </table:table-cell>
          <table:table-cell table:style-name="ce41" table:formula="of:=[.D39]/[.$G$37]*[.$H$37]/1000000" office:value-type="float" office:value="-1.66303155238493E-017" calcext:value-type="float">
            <text:p>0.000000</text:p>
          </table:table-cell>
          <table:table-cell table:style-name="ce41" table:formula="of:=[.E39]/[.$G$37]*[.$H$37]/1000000" office:value-type="float" office:value="0.0886852431842661" calcext:value-type="float">
            <text:p>0.088685</text:p>
          </table:table-cell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 table:number-rows-repeated="23">
          <table:table-cell/>
          <table:table-cell table:style-name="Default" table:number-columns-repeated="19"/>
          <table:table-cell table:number-columns-repeated="1004"/>
        </table:table-row>
        <table:table-row table:style-name="ro1">
          <table:table-cell/>
          <table:table-cell table:style-name="ce36"/>
          <table:table-cell table:number-columns-repeated="7"/>
          <table:table-cell table:style-name="ce35" table:number-columns-repeated="3"/>
          <table:table-cell table:number-columns-repeated="5"/>
          <table:table-cell table:style-name="ce44" table:number-columns-repeated="3"/>
          <table:table-cell table:number-columns-repeated="1004"/>
        </table:table-row>
        <table:table-row table:style-name="ro1">
          <table:table-cell/>
          <table:table-cell table:style-name="ce37" office:value-type="string" calcext:value-type="string">
            <text:p>gripper</text:p>
          </table:table-cell>
          <table:table-cell office:value-type="float" office:value="349016000" calcext:value-type="float">
            <text:p>349,016,000.000000</text:p>
          </table:table-cell>
          <table:table-cell office:value-type="float" office:value="1233998.5" calcext:value-type="float">
            <text:p>1,233,998.500000</text:p>
          </table:table-cell>
          <table:table-cell office:value-type="float" office:value="183139104" calcext:value-type="float">
            <text:p>183,139,104.000000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40" table:formula="of:=[.G65]/[.H70]*[.H69]" office:value-type="float" office:value="0.175267540447398" calcext:value-type="float">
            <text:p>0.18</text:p>
          </table:table-cell>
          <table:table-cell/>
          <table:table-cell table:style-name="ce41" table:formula="of:=[.C65]/[.$G$65]*[.$H$65]/1000000" office:value-type="float" office:value="0.000200146420788682" calcext:value-type="float">
            <text:p>0.000200</text:p>
          </table:table-cell>
          <table:table-cell table:style-name="ce41" table:formula="of:=[.D65]/[.$G$65]*[.$H$65]/1000000" office:value-type="float" office:value="0.000000707647738308853" calcext:value-type="float">
            <text:p>0.000001</text:p>
          </table:table-cell>
          <table:table-cell table:style-name="ce41" table:formula="of:=[.E65]/[.$G$65]*[.$H$65]/1000000" office:value-type="float" office:value="0.000105022796009484" calcext:value-type="float">
            <text:p>0.000105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43" table:formula="of:=[.N65]/1000" office:value-type="float" office:value="0.000002129" calcext:value-type="float">
            <text:p>0.0000</text:p>
          </table:table-cell>
          <table:table-cell table:style-name="ce43" table:formula="of:=[.O65]/1000" office:value-type="float" office:value="-0.00000106" calcext:value-type="float">
            <text:p>0.0000</text:p>
          </table:table-cell>
          <table:table-cell table:style-name="ce43" table:formula="of:=[.P65]/1000" office:value-type="float" office:value="0.016970495" calcext:value-type="float">
            <text:p>0.01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65]" office:value-type="float" office:value="1233998.5" calcext:value-type="float">
            <text:p>1,233,998.500000</text:p>
          </table:table-cell>
          <table:table-cell office:value-type="float" office:value="932200320" calcext:value-type="float">
            <text:p>932,200,320.000000</text:p>
          </table:table-cell>
          <table:table-cell office:value-type="float" office:value="-1580604" calcext:value-type="float">
            <text:p>-1,580,604.000000</text:p>
          </table:table-cell>
          <table:table-cell table:number-columns-repeated="4"/>
          <table:table-cell table:style-name="ce41" table:formula="of:=[.C66]/[.$G$65]*[.$H$65]/1000000" office:value-type="float" office:value="0.000000707647738308853" calcext:value-type="float">
            <text:p>0.000001</text:p>
          </table:table-cell>
          <table:table-cell table:style-name="ce41" table:formula="of:=[.D66]/[.$G$65]*[.$H$65]/1000000" office:value-type="float" office:value="0.000534578808725285" calcext:value-type="float">
            <text:p>0.000535</text:p>
          </table:table-cell>
          <table:table-cell table:style-name="ce41" table:formula="of:=[.E66]/[.$G$65]*[.$H$65]/1000000" office:value-type="float" office:value="-0.00000090641183580201" calcext:value-type="float">
            <text:p>-0.000001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65]" office:value-type="float" office:value="183139104" calcext:value-type="float">
            <text:p>183,139,104.000000</text:p>
          </table:table-cell>
          <table:table-cell table:formula="of:=[.E66]" office:value-type="float" office:value="-1580604" calcext:value-type="float">
            <text:p>-1,580,604.000000</text:p>
          </table:table-cell>
          <table:table-cell office:value-type="float" office:value="795103040" calcext:value-type="float">
            <text:p>795,103,040.000000</text:p>
          </table:table-cell>
          <table:table-cell table:number-columns-repeated="4"/>
          <table:table-cell table:style-name="ce41" table:formula="of:=[.C67]/[.$G$65]*[.$H$65]/1000000" office:value-type="float" office:value="0.000105022796009484" calcext:value-type="float">
            <text:p>0.000105</text:p>
          </table:table-cell>
          <table:table-cell table:style-name="ce41" table:formula="of:=[.D67]/[.$G$65]*[.$H$65]/1000000" office:value-type="float" office:value="-0.00000090641183580201" calcext:value-type="float">
            <text:p>-0.000001</text:p>
          </table:table-cell>
          <table:table-cell table:style-name="ce41" table:formula="of:=[.E67]/[.$G$65]*[.$H$65]/1000000" office:value-type="float" office:value="0.000455959118247302" calcext:value-type="float">
            <text:p>0.000456</text:p>
          </table:table-cell>
          <table:table-cell table:number-columns-repeated="5"/>
          <table:table-cell table:style-name="ce45" table:number-columns-repeated="3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80" calcext:value-type="float">
            <text:p>80.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139504268.375" calcext:value-type="float">
            <text:p>139,504,268.38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80" calcext:value-type="float">
            <text:p>80.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2" table:default-cell-style-name="ce29"/>
        <table:table-column table:style-name="co15" table:default-cell-style-name="Default"/>
        <table:table-column table:style-name="co9" table:number-columns-repeated="3" table:default-cell-style-name="ce32"/>
        <table:table-column table:style-name="co15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row table:style-name="ro1" table:number-rows-repeated="2">
          <table:table-cell table:number-columns-repeated="19"/>
        </table:table-row>
        <table:table-row table:style-name="ro1">
          <table:table-cell table:style-name="ce3" office:value-type="string" calcext:value-type="string">
            <text:p>arm_base</text:p>
          </table:table-cell>
          <table:table-cell table:style-name="ce28" office:value-type="float" office:value="625120768" calcext:value-type="float">
            <text:p>625,120,768.000000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-117.945137" calcext:value-type="float">
            <text:p>-117.945137</text:p>
          </table:table-cell>
          <table:table-cell table:style-name="ce28"/>
          <table:table-cell table:style-name="ce28" office:value-type="float" office:value="724237.75" calcext:value-type="float">
            <text:p>724,237.750000</text:p>
          </table:table-cell>
          <table:table-cell table:style-name="ce30" office:value-type="float" office:value="0.9" calcext:value-type="float">
            <text:p>0.9000</text:p>
          </table:table-cell>
          <table:table-cell table:style-name="ce28"/>
          <table:table-cell table:style-name="ce33" table:formula="of:=[.B3]/[.$F$3]*[.$G$3]/1000000" office:value-type="float" office:value="0.000776828729515963" calcext:value-type="float">
            <text:p>0.0007768</text:p>
          </table:table-cell>
          <table:table-cell table:style-name="ce33" table:formula="of:=[.C3]/[.$F$3]*[.$G$3]/1000000" office:value-type="float" office:value="0" calcext:value-type="float">
            <text:p>0.0000000</text:p>
          </table:table-cell>
          <table:table-cell table:style-name="ce33" table:formula="of:=[.D3]/[.$F$3]*[.$G$3]/1000000" office:value-type="float" office:value="-0.000000000146568752181173" calcext:value-type="float">
            <text:p>0.0000000</text:p>
          </table:table-cell>
          <table:table-cell table:style-name="ce28"/>
          <table:table-cell table:style-name="ce28" office:value-type="float" office:value="78.370354" calcext:value-type="float">
            <text:p>78.370354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-34.511631" calcext:value-type="float">
            <text:p>-34.511631</text:p>
          </table:table-cell>
          <table:table-cell table:style-name="ce28"/>
          <table:table-cell table:style-name="ce43" table:formula="of:=[.M3]/1000" office:value-type="float" office:value="0.078370354" calcext:value-type="float">
            <text:p>0.0784</text:p>
          </table:table-cell>
          <table:table-cell table:style-name="ce43" table:formula="of:=[.N3]/1000" office:value-type="float" office:value="0" calcext:value-type="float">
            <text:p>0.0000</text:p>
          </table:table-cell>
          <table:table-cell table:style-name="ce43" table:formula="of:=[.O3]/1000" office:value-type="float" office:value="-0.034511631" calcext:value-type="float">
            <text:p>-0.0345</text:p>
          </table:table-cell>
        </table:table-row>
        <table:table-row table:style-name="ro1">
          <table:table-cell table:style-name="ce36"/>
          <table:table-cell table:style-name="ce28" table:formula="of:=[.C3]" office:value-type="float" office:value="0" calcext:value-type="float">
            <text:p>0.000000</text:p>
          </table:table-cell>
          <table:table-cell table:style-name="ce28" office:value-type="float" office:value="1891351296" calcext:value-type="float">
            <text:p>1,891,351,296.000000</text:p>
          </table:table-cell>
          <table:table-cell table:style-name="ce28" office:value-type="float" office:value="-0" calcext:value-type="float">
            <text:p>0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4]/[.$F$3]*[.$G$3]/1000000" office:value-type="float" office:value="0" calcext:value-type="float">
            <text:p>0.0000000</text:p>
          </table:table-cell>
          <table:table-cell table:style-name="ce33" table:formula="of:=[.C4]/[.$F$3]*[.$G$3]/1000000" office:value-type="float" office:value="0.00235035548257461" calcext:value-type="float">
            <text:p>0.0023504</text:p>
          </table:table-cell>
          <table:table-cell table:style-name="ce33" table:formula="of:=[.D4]/[.$F$3]*[.$G$3]/1000000" office:value-type="float" office:value="-0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3]" office:value-type="float" office:value="-117.945137" calcext:value-type="float">
            <text:p>-117.945137</text:p>
          </table:table-cell>
          <table:table-cell table:style-name="ce28" table:formula="of:=[.D4]" office:value-type="float" office:value="-0" calcext:value-type="float">
            <text:p>0.000000</text:p>
          </table:table-cell>
          <table:table-cell table:style-name="ce28" office:value-type="float" office:value="1623796608" calcext:value-type="float">
            <text:p>1,623,796,608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5]/[.$F$3]*[.$G$3]/1000000" office:value-type="float" office:value="-0.000000000146568752181173" calcext:value-type="float">
            <text:p>0.0000000</text:p>
          </table:table-cell>
          <table:table-cell table:style-name="ce33" table:formula="of:=[.C5]/[.$F$3]*[.$G$3]/1000000" office:value-type="float" office:value="-0" calcext:value-type="float">
            <text:p>0.0000000</text:p>
          </table:table-cell>
          <table:table-cell table:style-name="ce33" table:formula="of:=[.D5]/[.$F$3]*[.$G$3]/1000000" office:value-type="float" office:value="0.0020178690591591" calcext:value-type="float">
            <text:p>0.0020179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number-columns-repeated="5"/>
          <table:table-cell table:style-name="ce31"/>
          <table:table-cell table:style-name="ce28"/>
          <table:table-cell table:style-name="ce34" table:number-columns-repeated="3"/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arm_link1</text:p>
          </table:table-cell>
          <table:table-cell table:style-name="ce28" office:value-type="float" office:value="1794482304" calcext:value-type="float">
            <text:p>1,794,482,304.000000</text:p>
          </table:table-cell>
          <table:table-cell table:style-name="ce28" office:value-type="float" office:value="-4.137213" calcext:value-type="float">
            <text:p>-4.137213</text:p>
          </table:table-cell>
          <table:table-cell table:style-name="ce28" office:value-type="float" office:value="2.283275" calcext:value-type="float">
            <text:p>2.283275</text:p>
          </table:table-cell>
          <table:table-cell table:style-name="ce28"/>
          <table:table-cell table:style-name="ce28" office:value-type="float" office:value="734387.1875" calcext:value-type="float">
            <text:p>734,387.187500</text:p>
          </table:table-cell>
          <table:table-cell table:style-name="ce30" office:value-type="float" office:value="0.9" calcext:value-type="float">
            <text:p>0.9000</text:p>
          </table:table-cell>
          <table:table-cell table:style-name="ce28"/>
          <table:table-cell table:style-name="ce33" table:formula="of:=[.B7]/[.$F$7]*[.$G$7]/1000000" office:value-type="float" office:value="0.00219915883758525" calcext:value-type="float">
            <text:p>0.0021992</text:p>
          </table:table-cell>
          <table:table-cell table:style-name="ce33" table:formula="of:=[.C7]/[.$F$7]*[.$G$7]/1000000" office:value-type="float" office:value="-0.00000000000507020242642782" calcext:value-type="float">
            <text:p>0.0000000</text:p>
          </table:table-cell>
          <table:table-cell table:style-name="ce33" table:formula="of:=[.D7]/[.$F$7]*[.$G$7]/1000000" office:value-type="float" office:value="0.00000000000279817994509878" calcext:value-type="float">
            <text:p>0.0000000</text:p>
          </table:table-cell>
          <table:table-cell table:style-name="ce28"/>
          <table:table-cell table:style-name="ce28" office:value-type="float" office:value="32.99715" calcext:value-type="float">
            <text:p>32.997150</text:p>
          </table:table-cell>
          <table:table-cell table:number-columns-repeated="2" table:style-name="ce28" office:value-type="float" office:value="0" calcext:value-type="float">
            <text:p>0.000000</text:p>
          </table:table-cell>
          <table:table-cell table:style-name="ce28"/>
          <table:table-cell table:style-name="ce43" table:formula="of:=[.M7]/1000" office:value-type="float" office:value="0.03299715" calcext:value-type="float">
            <text:p>0.0330</text:p>
          </table:table-cell>
          <table:table-cell table:style-name="ce43" table:formula="of:=[.N7]/1000" office:value-type="float" office:value="0" calcext:value-type="float">
            <text:p>0.0000</text:p>
          </table:table-cell>
          <table:table-cell table:style-name="ce43" table:formula="of:=[.O7]/1000" office:value-type="float" office:value="0" calcext:value-type="float">
            <text:p>0.0000</text:p>
          </table:table-cell>
        </table:table-row>
        <table:table-row table:style-name="ro1">
          <table:table-cell table:style-name="ce36"/>
          <table:table-cell table:style-name="ce28" table:formula="of:=[.C7]" office:value-type="float" office:value="-4.137213" calcext:value-type="float">
            <text:p>-4.137213</text:p>
          </table:table-cell>
          <table:table-cell table:style-name="ce28" office:value-type="float" office:value="544235008" calcext:value-type="float">
            <text:p>544,235,008.000000</text:p>
          </table:table-cell>
          <table:table-cell table:style-name="ce28" office:value-type="float" office:value="72.841743" calcext:value-type="float">
            <text:p>72.841743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8]/[.$F$7]*[.$G$7]/1000000" office:value-type="float" office:value="-0.00000000000507020242642782" calcext:value-type="float">
            <text:p>0.0000000</text:p>
          </table:table-cell>
          <table:table-cell table:style-name="ce33" table:formula="of:=[.C8]/[.$F$7]*[.$G$7]/1000000" office:value-type="float" office:value="0.000666966302703913" calcext:value-type="float">
            <text:p>0.0006670</text:p>
          </table:table-cell>
          <table:table-cell table:style-name="ce33" table:formula="of:=[.D8]/[.$F$7]*[.$G$7]/1000000" office:value-type="float" office:value="0.0000000000892683993074158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7]" office:value-type="float" office:value="2.283275" calcext:value-type="float">
            <text:p>2.283275</text:p>
          </table:table-cell>
          <table:table-cell table:style-name="ce28" table:formula="of:=[.D8]" office:value-type="float" office:value="72.841743" calcext:value-type="float">
            <text:p>72.841743</text:p>
          </table:table-cell>
          <table:table-cell table:style-name="ce28" office:value-type="float" office:value="1794482304" calcext:value-type="float">
            <text:p>1,794,482,304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9]/[.$F$7]*[.$G$7]/1000000" office:value-type="float" office:value="0.00000000000279817994509878" calcext:value-type="float">
            <text:p>0.0000000</text:p>
          </table:table-cell>
          <table:table-cell table:style-name="ce33" table:formula="of:=[.C9]/[.$F$7]*[.$G$7]/1000000" office:value-type="float" office:value="0.0000000000892683993074158" calcext:value-type="float">
            <text:p>0.0000000</text:p>
          </table:table-cell>
          <table:table-cell table:style-name="ce33" table:formula="of:=[.D9]/[.$F$7]*[.$G$7]/1000000" office:value-type="float" office:value="0.00219915883758525" calcext:value-type="float">
            <text:p>0.0021992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number-columns-repeated="5"/>
          <table:table-cell table:style-name="ce31"/>
          <table:table-cell table:style-name="ce28"/>
          <table:table-cell table:style-name="ce34" table:number-columns-repeated="3"/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arm_link2</text:p>
          </table:table-cell>
          <table:table-cell table:style-name="ce28" office:value-type="float" office:value="7532711936" calcext:value-type="float">
            <text:p>7,532,711,936.000000</text:p>
          </table:table-cell>
          <table:table-cell table:style-name="ce28" office:value-type="float" office:value="-144.068314" calcext:value-type="float">
            <text:p>-144.068314</text:p>
          </table:table-cell>
          <table:table-cell table:style-name="ce28" office:value-type="float" office:value="-2782671360" calcext:value-type="float">
            <text:p>-2,782,671,360.000000</text:p>
          </table:table-cell>
          <table:table-cell table:style-name="ce28"/>
          <table:table-cell table:style-name="ce28" office:value-type="float" office:value="3130139.5" calcext:value-type="float">
            <text:p>3,130,139.500000</text:p>
          </table:table-cell>
          <table:table-cell table:style-name="ce30" office:value-type="float" office:value="0.9" calcext:value-type="float">
            <text:p>0.9000</text:p>
          </table:table-cell>
          <table:table-cell table:style-name="ce28"/>
          <table:table-cell table:style-name="ce33" table:formula="of:=[.B11]/[.$F$11]*[.$G$11]/1000000" office:value-type="float" office:value="0.00216585897925636" calcext:value-type="float">
            <text:p>0.0021659</text:p>
          </table:table-cell>
          <table:table-cell table:style-name="ce33" table:formula="of:=[.C11]/[.$F$11]*[.$G$11]/1000000" office:value-type="float" office:value="-0.0000000000414235476086609" calcext:value-type="float">
            <text:p>0.0000000</text:p>
          </table:table-cell>
          <table:table-cell table:style-name="ce33" table:formula="of:=[.D11]/[.$F$11]*[.$G$11]/1000000" office:value-type="float" office:value="-0.000800093485929301" calcext:value-type="float">
            <text:p>-0.0008001</text:p>
          </table:table-cell>
          <table:table-cell table:style-name="ce28"/>
          <table:table-cell table:style-name="ce28" office:value-type="float" office:value="164.190002" calcext:value-type="float">
            <text:p>164.190002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8.2999" calcext:value-type="float">
            <text:p>8.299900</text:p>
          </table:table-cell>
          <table:table-cell table:style-name="ce28"/>
          <table:table-cell table:style-name="ce43" table:formula="of:=[.M11]/1000" office:value-type="float" office:value="0.164190002" calcext:value-type="float">
            <text:p>0.1642</text:p>
          </table:table-cell>
          <table:table-cell table:style-name="ce43" table:formula="of:=[.N11]/1000" office:value-type="float" office:value="0" calcext:value-type="float">
            <text:p>0.0000</text:p>
          </table:table-cell>
          <table:table-cell table:style-name="ce43" table:formula="of:=[.O11]/1000" office:value-type="float" office:value="0.0082999" calcext:value-type="float">
            <text:p>0.0083</text:p>
          </table:table-cell>
        </table:table-row>
        <table:table-row table:style-name="ro1">
          <table:table-cell table:style-name="ce36"/>
          <table:table-cell table:style-name="ce28" table:formula="of:=[.C11]" office:value-type="float" office:value="-144.068314" calcext:value-type="float">
            <text:p>-144.068314</text:p>
          </table:table-cell>
          <table:table-cell table:style-name="ce28" office:value-type="float" office:value="26054676480" calcext:value-type="float">
            <text:p>26,054,676,480.000000</text:p>
          </table:table-cell>
          <table:table-cell table:style-name="ce28" office:value-type="float" office:value="86.374977" calcext:value-type="float">
            <text:p>86.374977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12]/[.$F$11]*[.$G$11]/1000000" office:value-type="float" office:value="-0.0000000000414235476086609" calcext:value-type="float">
            <text:p>0.0000000</text:p>
          </table:table-cell>
          <table:table-cell table:style-name="ce33" table:formula="of:=[.C12]/[.$F$11]*[.$G$11]/1000000" office:value-type="float" office:value="0.0074914261271742" calcext:value-type="float">
            <text:p>0.0074914</text:p>
          </table:table-cell>
          <table:table-cell table:style-name="ce33" table:formula="of:=[.D12]/[.$F$11]*[.$G$11]/1000000" office:value-type="float" office:value="0.0000000000248351484973753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11]" office:value-type="float" office:value="-2782671360" calcext:value-type="float">
            <text:p>-2,782,671,360.000000</text:p>
          </table:table-cell>
          <table:table-cell table:style-name="ce28" table:formula="of:=[.D12]" office:value-type="float" office:value="86.374977" calcext:value-type="float">
            <text:p>86.374977</text:p>
          </table:table-cell>
          <table:table-cell table:style-name="ce28" office:value-type="float" office:value="30130558976" calcext:value-type="float">
            <text:p>30,130,558,976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13]/[.$F$11]*[.$G$11]/1000000" office:value-type="float" office:value="-0.000800093485929301" calcext:value-type="float">
            <text:p>-0.0008001</text:p>
          </table:table-cell>
          <table:table-cell table:style-name="ce33" table:formula="of:=[.C13]/[.$F$11]*[.$G$11]/1000000" office:value-type="float" office:value="0.0000000000248351484973753" calcext:value-type="float">
            <text:p>0.0000000</text:p>
          </table:table-cell>
          <table:table-cell table:style-name="ce33" table:formula="of:=[.D13]/[.$F$11]*[.$G$11]/1000000" office:value-type="float" office:value="0.00866335288839363" calcext:value-type="float">
            <text:p>0.0086634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number-columns-repeated="5"/>
          <table:table-cell table:style-name="ce31"/>
          <table:table-cell table:style-name="ce28"/>
          <table:table-cell table:style-name="ce34" table:number-columns-repeated="3"/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arm_link3</text:p>
          </table:table-cell>
          <table:table-cell table:style-name="ce28" office:value-type="float" office:value="2801049344" calcext:value-type="float">
            <text:p>2,801,049,344.000000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-255.284302" calcext:value-type="float">
            <text:p>-255.284302</text:p>
          </table:table-cell>
          <table:table-cell table:style-name="ce28"/>
          <table:table-cell table:style-name="ce28" office:value-type="float" office:value="1703964.25" calcext:value-type="float">
            <text:p>1,703,964.250000</text:p>
          </table:table-cell>
          <table:table-cell table:style-name="ce30" office:value-type="float" office:value="0.8" calcext:value-type="float">
            <text:p>0.8000</text:p>
          </table:table-cell>
          <table:table-cell table:style-name="ce28"/>
          <table:table-cell table:style-name="ce33" table:formula="of:=[.B15]/[.$F$15]*[.$G$15]/1000000" office:value-type="float" office:value="0.00131507423069469" calcext:value-type="float">
            <text:p>0.0013151</text:p>
          </table:table-cell>
          <table:table-cell table:style-name="ce33" table:formula="of:=[.C15]/[.$F$15]*[.$G$15]/1000000" office:value-type="float" office:value="0" calcext:value-type="float">
            <text:p>0.0000000</text:p>
          </table:table-cell>
          <table:table-cell table:style-name="ce33" table:formula="of:=[.D15]/[.$F$15]*[.$G$15]/1000000" office:value-type="float" office:value="-0.000000000119854299525357" calcext:value-type="float">
            <text:p>0.0000000</text:p>
          </table:table-cell>
          <table:table-cell table:style-name="ce28"/>
          <table:table-cell table:style-name="ce28" office:value-type="float" office:value="113.718506" calcext:value-type="float">
            <text:p>113.718506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-40.922966" calcext:value-type="float">
            <text:p>-40.922966</text:p>
          </table:table-cell>
          <table:table-cell table:style-name="ce28"/>
          <table:table-cell table:style-name="ce43" table:formula="of:=[.M15]/1000" office:value-type="float" office:value="0.113718506" calcext:value-type="float">
            <text:p>0.1137</text:p>
          </table:table-cell>
          <table:table-cell table:style-name="ce43" table:formula="of:=[.N15]/1000" office:value-type="float" office:value="0" calcext:value-type="float">
            <text:p>0.0000</text:p>
          </table:table-cell>
          <table:table-cell table:style-name="ce43" table:formula="of:=[.O15]/1000" office:value-type="float" office:value="-0.040922966" calcext:value-type="float">
            <text:p>-0.0409</text:p>
          </table:table-cell>
        </table:table-row>
        <table:table-row table:style-name="ro1">
          <table:table-cell table:style-name="ce36"/>
          <table:table-cell table:style-name="ce28" table:formula="of:=[.C15]" office:value-type="float" office:value="0" calcext:value-type="float">
            <text:p>0.000000</text:p>
          </table:table-cell>
          <table:table-cell table:style-name="ce28" office:value-type="float" office:value="7304403968" calcext:value-type="float">
            <text:p>7,304,403,968.000000</text:p>
          </table:table-cell>
          <table:table-cell table:style-name="ce28" office:value-type="float" office:value="-0" calcext:value-type="float">
            <text:p>0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16]/[.$F$15]*[.$G$15]/1000000" office:value-type="float" office:value="0" calcext:value-type="float">
            <text:p>0.0000000</text:p>
          </table:table-cell>
          <table:table-cell table:style-name="ce33" table:formula="of:=[.C16]/[.$F$15]*[.$G$15]/1000000" office:value-type="float" office:value="0.0034293695858936" calcext:value-type="float">
            <text:p>0.0034294</text:p>
          </table:table-cell>
          <table:table-cell table:style-name="ce33" table:formula="of:=[.D16]/[.$F$15]*[.$G$15]/1000000" office:value-type="float" office:value="-0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15]" office:value-type="float" office:value="-255.284302" calcext:value-type="float">
            <text:p>-255.284302</text:p>
          </table:table-cell>
          <table:table-cell table:style-name="ce28" table:formula="of:=[.D16]" office:value-type="float" office:value="-0" calcext:value-type="float">
            <text:p>0.000000</text:p>
          </table:table-cell>
          <table:table-cell table:style-name="ce28" office:value-type="float" office:value="9015064576" calcext:value-type="float">
            <text:p>9,015,064,576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17]/[.$F$15]*[.$G$15]/1000000" office:value-type="float" office:value="-0.000000000119854299525357" calcext:value-type="float">
            <text:p>0.0000000</text:p>
          </table:table-cell>
          <table:table-cell table:style-name="ce33" table:formula="of:=[.C17]/[.$F$15]*[.$G$15]/1000000" office:value-type="float" office:value="-0" calcext:value-type="float">
            <text:p>0.0000000</text:p>
          </table:table-cell>
          <table:table-cell table:style-name="ce33" table:formula="of:=[.D17]/[.$F$15]*[.$G$15]/1000000" office:value-type="float" office:value="0.00423251348189964" calcext:value-type="float">
            <text:p>0.0042325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number-columns-repeated="5"/>
          <table:table-cell table:style-name="ce31"/>
          <table:table-cell table:style-name="ce28"/>
          <table:table-cell table:style-name="ce34" table:number-columns-repeated="3"/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arm_link4</text:p>
          </table:table-cell>
          <table:table-cell table:style-name="ce28" office:value-type="float" office:value="611969408" calcext:value-type="float">
            <text:p>611,969,408.000000</text:p>
          </table:table-cell>
          <table:table-cell table:style-name="ce28" office:value-type="float" office:value="-1.848634" calcext:value-type="float">
            <text:p>-1.848634</text:p>
          </table:table-cell>
          <table:table-cell table:style-name="ce28" office:value-type="float" office:value="2.311245" calcext:value-type="float">
            <text:p>2.311245</text:p>
          </table:table-cell>
          <table:table-cell table:style-name="ce28"/>
          <table:table-cell table:style-name="ce28" office:value-type="float" office:value="390831.5" calcext:value-type="float">
            <text:p>390,831.500000</text:p>
          </table:table-cell>
          <table:table-cell table:style-name="ce30" office:value-type="float" office:value="0.8" calcext:value-type="float">
            <text:p>0.8000</text:p>
          </table:table-cell>
          <table:table-cell table:style-name="ce28"/>
          <table:table-cell table:style-name="ce33" table:formula="of:=[.B19]/[.$F$19]*[.$G$19]/1000000" office:value-type="float" office:value="0.00125265114608214" calcext:value-type="float">
            <text:p>0.0012527</text:p>
          </table:table-cell>
          <table:table-cell table:style-name="ce33" table:formula="of:=[.C19]/[.$F$19]*[.$G$19]/1000000" office:value-type="float" office:value="-0.00000000000378400205715251" calcext:value-type="float">
            <text:p>0.0000000</text:p>
          </table:table-cell>
          <table:table-cell table:style-name="ce33" table:formula="of:=[.D19]/[.$F$19]*[.$G$19]/1000000" office:value-type="float" office:value="0.00000000000473092880179822" calcext:value-type="float">
            <text:p>0.0000000</text:p>
          </table:table-cell>
          <table:table-cell table:style-name="ce28"/>
          <table:table-cell table:style-name="ce28" office:value-type="float" office:value="26.86939" calcext:value-type="float">
            <text:p>26.869390</text:p>
          </table:table-cell>
          <table:table-cell table:number-columns-repeated="2" table:style-name="ce28" office:value-type="float" office:value="-0" calcext:value-type="float">
            <text:p>0.000000</text:p>
          </table:table-cell>
          <table:table-cell table:style-name="ce28"/>
          <table:table-cell table:style-name="ce43" table:formula="of:=[.M19]/1000" office:value-type="float" office:value="0.02686939" calcext:value-type="float">
            <text:p>0.0269</text:p>
          </table:table-cell>
          <table:table-cell table:style-name="ce43" table:formula="of:=[.N19]/1000" office:value-type="float" office:value="-0" calcext:value-type="float">
            <text:p>0.0000</text:p>
          </table:table-cell>
          <table:table-cell table:style-name="ce43" table:formula="of:=[.O19]/1000" office:value-type="float" office:value="0" calcext:value-type="float">
            <text:p>0.0000</text:p>
          </table:table-cell>
        </table:table-row>
        <table:table-row table:style-name="ro1">
          <table:table-cell table:style-name="ce36"/>
          <table:table-cell table:style-name="ce28" table:formula="of:=[.C19]" office:value-type="float" office:value="-1.848634" calcext:value-type="float">
            <text:p>-1.848634</text:p>
          </table:table-cell>
          <table:table-cell table:style-name="ce28" office:value-type="float" office:value="193269024" calcext:value-type="float">
            <text:p>193,269,024.000000</text:p>
          </table:table-cell>
          <table:table-cell table:style-name="ce28" office:value-type="float" office:value="17.983662" calcext:value-type="float">
            <text:p>17.983662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0]/[.$F$19]*[.$G$19]/1000000" office:value-type="float" office:value="-0.00000000000378400205715251" calcext:value-type="float">
            <text:p>0.0000000</text:p>
          </table:table-cell>
          <table:table-cell table:style-name="ce33" table:formula="of:=[.C20]/[.$F$19]*[.$G$19]/1000000" office:value-type="float" office:value="0.00039560582808704" calcext:value-type="float">
            <text:p>0.0003956</text:p>
          </table:table-cell>
          <table:table-cell table:style-name="ce33" table:formula="of:=[.D20]/[.$F$19]*[.$G$19]/1000000" office:value-type="float" office:value="0.0000000000368110799666864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19]" office:value-type="float" office:value="2.311245" calcext:value-type="float">
            <text:p>2.311245</text:p>
          </table:table-cell>
          <table:table-cell table:style-name="ce28" table:formula="of:=[.D20]" office:value-type="float" office:value="17.983662" calcext:value-type="float">
            <text:p>17.983662</text:p>
          </table:table-cell>
          <table:table-cell table:style-name="ce28" office:value-type="float" office:value="611969408" calcext:value-type="float">
            <text:p>611,969,408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1]/[.$F$19]*[.$G$19]/1000000" office:value-type="float" office:value="0.00000000000473092880179822" calcext:value-type="float">
            <text:p>0.0000000</text:p>
          </table:table-cell>
          <table:table-cell table:style-name="ce33" table:formula="of:=[.C21]/[.$F$19]*[.$G$19]/1000000" office:value-type="float" office:value="0.0000000000368110799666864" calcext:value-type="float">
            <text:p>0.0000000</text:p>
          </table:table-cell>
          <table:table-cell table:style-name="ce33" table:formula="of:=[.D21]/[.$F$19]*[.$G$19]/1000000" office:value-type="float" office:value="0.00125265114608214" calcext:value-type="float">
            <text:p>0.0012527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number-columns-repeated="5"/>
          <table:table-cell table:style-name="ce31"/>
          <table:table-cell table:style-name="ce28"/>
          <table:table-cell table:style-name="ce34" table:number-columns-repeated="3"/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arm_link5</text:p>
          </table:table-cell>
          <table:table-cell table:style-name="ce28" office:value-type="float" office:value="669634816" calcext:value-type="float">
            <text:p>669,634,816.000000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0.847736" calcext:value-type="float">
            <text:p>0.847736</text:p>
          </table:table-cell>
          <table:table-cell table:style-name="ce28"/>
          <table:table-cell table:style-name="ce28" office:value-type="float" office:value="562989.8125" calcext:value-type="float">
            <text:p>562,989.812500</text:p>
          </table:table-cell>
          <table:table-cell table:style-name="ce30" office:value-type="float" office:value="0.5" calcext:value-type="float">
            <text:p>0.5000</text:p>
          </table:table-cell>
          <table:table-cell table:style-name="ce28"/>
          <table:table-cell table:style-name="ce33" table:formula="of:=[.B23]/[.$F$23]*[.$G$23]/1000000" office:value-type="float" office:value="0.000594713084617317" calcext:value-type="float">
            <text:p>0.0005947</text:p>
          </table:table-cell>
          <table:table-cell table:style-name="ce33" table:formula="of:=[.C23]/[.$F$23]*[.$G$23]/1000000" office:value-type="float" office:value="0" calcext:value-type="float">
            <text:p>0.0000000</text:p>
          </table:table-cell>
          <table:table-cell table:style-name="ce33" table:formula="of:=[.D23]/[.$F$23]*[.$G$23]/1000000" office:value-type="float" office:value="0.00000000000075288751339528" calcext:value-type="float">
            <text:p>0.0000000</text:p>
          </table:table-cell>
          <table:table-cell table:style-name="ce28"/>
          <table:table-cell table:style-name="ce28" office:value-type="float" office:value="66.724083" calcext:value-type="float">
            <text:p>66.724083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office:value-type="float" office:value="-0.522509" calcext:value-type="float">
            <text:p>-0.522509</text:p>
          </table:table-cell>
          <table:table-cell table:style-name="ce28"/>
          <table:table-cell table:style-name="ce43" table:formula="of:=[.M23]/1000" office:value-type="float" office:value="0.066724083" calcext:value-type="float">
            <text:p>0.0667</text:p>
          </table:table-cell>
          <table:table-cell table:style-name="ce43" table:formula="of:=[.N23]/1000" office:value-type="float" office:value="0" calcext:value-type="float">
            <text:p>0.0000</text:p>
          </table:table-cell>
          <table:table-cell table:style-name="ce43" table:formula="of:=[.O23]/1000" office:value-type="float" office:value="-0.000522509" calcext:value-type="float">
            <text:p>-0.0005</text:p>
          </table:table-cell>
        </table:table-row>
        <table:table-row table:style-name="ro1">
          <table:table-cell table:style-name="ce36"/>
          <table:table-cell table:style-name="ce28" table:formula="of:=[.C23]" office:value-type="float" office:value="0" calcext:value-type="float">
            <text:p>0.000000</text:p>
          </table:table-cell>
          <table:table-cell table:style-name="ce28" office:value-type="float" office:value="666439808" calcext:value-type="float">
            <text:p>666,439,808.000000</text:p>
          </table:table-cell>
          <table:table-cell table:style-name="ce28" office:value-type="float" office:value="0" calcext:value-type="float">
            <text:p>0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4]/[.$F$23]*[.$G$23]/1000000" office:value-type="float" office:value="0" calcext:value-type="float">
            <text:p>0.0000000</text:p>
          </table:table-cell>
          <table:table-cell table:style-name="ce33" table:formula="of:=[.C24]/[.$F$23]*[.$G$23]/1000000" office:value-type="float" office:value="0.000591875548369714" calcext:value-type="float">
            <text:p>0.0005919</text:p>
          </table:table-cell>
          <table:table-cell table:style-name="ce33" table:formula="of:=[.D24]/[.$F$23]*[.$G$23]/1000000" office:value-type="float" office:value="0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23]" office:value-type="float" office:value="0.847736" calcext:value-type="float">
            <text:p>0.847736</text:p>
          </table:table-cell>
          <table:table-cell table:style-name="ce28" table:formula="of:=[.D24]" office:value-type="float" office:value="0" calcext:value-type="float">
            <text:p>0.000000</text:p>
          </table:table-cell>
          <table:table-cell table:style-name="ce28" office:value-type="float" office:value="1131580160" calcext:value-type="float">
            <text:p>1,131,580,160.000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5]/[.$F$23]*[.$G$23]/1000000" office:value-type="float" office:value="0.00000000000075288751339528" calcext:value-type="float">
            <text:p>0.0000000</text:p>
          </table:table-cell>
          <table:table-cell table:style-name="ce33" table:formula="of:=[.C25]/[.$F$23]*[.$G$23]/1000000" office:value-type="float" office:value="0" calcext:value-type="float">
            <text:p>0.0000000</text:p>
          </table:table-cell>
          <table:table-cell table:style-name="ce33" table:formula="of:=[.D25]/[.$F$23]*[.$G$23]/1000000" office:value-type="float" office:value="0.00100497392215245" calcext:value-type="float">
            <text:p>0.001005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arm_link6</text:p>
          </table:table-cell>
          <table:table-cell table:style-name="ce28" office:value-type="float" office:value="838011.625" calcext:value-type="float">
            <text:p>838,011.625000</text:p>
          </table:table-cell>
          <table:table-cell table:style-name="ce28" office:value-type="float" office:value="-0.000171" calcext:value-type="float">
            <text:p>-0.000171</text:p>
          </table:table-cell>
          <table:table-cell table:style-name="ce28" office:value-type="float" office:value="0.019241" calcext:value-type="float">
            <text:p>0.019241</text:p>
          </table:table-cell>
          <table:table-cell table:style-name="ce28"/>
          <table:table-cell table:style-name="ce28" office:value-type="float" office:value="5572.08252" calcext:value-type="float">
            <text:p>5,572.082520</text:p>
          </table:table-cell>
          <table:table-cell table:style-name="ce30" office:value-type="float" office:value="0.2" calcext:value-type="float">
            <text:p>0.2000</text:p>
          </table:table-cell>
          <table:table-cell table:style-name="ce28"/>
          <table:table-cell table:style-name="ce33" table:formula="of:=[.B27]/[.$F$27]*[.$G$27]/1000000" office:value-type="float" office:value="0.0000300789380628196" calcext:value-type="float">
            <text:p>0.0000301</text:p>
          </table:table-cell>
          <table:table-cell table:style-name="ce33" table:formula="of:=[.C27]/[.$F$27]*[.$G$27]/1000000" office:value-type="float" office:value="-6.13774111873706E-015" calcext:value-type="float">
            <text:p>0.0000000</text:p>
          </table:table-cell>
          <table:table-cell table:style-name="ce33" table:formula="of:=[.D27]/[.$F$27]*[.$G$27]/1000000" office:value-type="float" office:value="0.000000000000690621502138127" calcext:value-type="float">
            <text:p>0.0000000</text:p>
          </table:table-cell>
          <table:table-cell table:style-name="ce28"/>
          <table:table-cell table:style-name="ce28" office:value-type="float" office:value="-3.037109" calcext:value-type="float">
            <text:p>-3.037109</text:p>
          </table:table-cell>
          <table:table-cell table:number-columns-repeated="2" table:style-name="ce28" office:value-type="float" office:value="0" calcext:value-type="float">
            <text:p>0.000000</text:p>
          </table:table-cell>
          <table:table-cell table:style-name="ce28"/>
          <table:table-cell table:style-name="ce43" table:formula="of:=[.M27]/1000" office:value-type="float" office:value="-0.003037109" calcext:value-type="float">
            <text:p>-0.0030</text:p>
          </table:table-cell>
          <table:table-cell table:style-name="ce43" table:formula="of:=[.N27]/1000" office:value-type="float" office:value="0" calcext:value-type="float">
            <text:p>0.0000</text:p>
          </table:table-cell>
          <table:table-cell table:style-name="ce43" table:formula="of:=[.O27]/1000" office:value-type="float" office:value="0" calcext:value-type="float">
            <text:p>0.0000</text:p>
          </table:table-cell>
        </table:table-row>
        <table:table-row table:style-name="ro1">
          <table:table-cell table:style-name="ce36"/>
          <table:table-cell table:style-name="ce28" table:formula="of:=[.C27]" office:value-type="float" office:value="-0.000171" calcext:value-type="float">
            <text:p>-0.000171</text:p>
          </table:table-cell>
          <table:table-cell table:style-name="ce28" office:value-type="float" office:value="435151.375" calcext:value-type="float">
            <text:p>435,151.375000</text:p>
          </table:table-cell>
          <table:table-cell table:style-name="ce28" office:value-type="float" office:value="-0.019727" calcext:value-type="float">
            <text:p>-0.019727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8]/[.$F$27]*[.$G$27]/1000000" office:value-type="float" office:value="-6.13774111873706E-015" calcext:value-type="float">
            <text:p>0.0000000</text:p>
          </table:table-cell>
          <table:table-cell table:style-name="ce33" table:formula="of:=[.C28]/[.$F$27]*[.$G$27]/1000000" office:value-type="float" office:value="0.0000156189853053361" calcext:value-type="float">
            <text:p>0.0000156</text:p>
          </table:table-cell>
          <table:table-cell table:style-name="ce33" table:formula="of:=[.D28]/[.$F$27]*[.$G$27]/1000000" office:value-type="float" office:value="-0.00000000000070806560847559" calcext:value-type="float">
            <text:p>0.0000000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>
          <table:table-cell table:style-name="ce36"/>
          <table:table-cell table:style-name="ce28" table:formula="of:=[.D27]" office:value-type="float" office:value="0.019241" calcext:value-type="float">
            <text:p>0.019241</text:p>
          </table:table-cell>
          <table:table-cell table:style-name="ce28" table:formula="of:=[.D28]" office:value-type="float" office:value="-0.019727" calcext:value-type="float">
            <text:p>-0.019727</text:p>
          </table:table-cell>
          <table:table-cell table:style-name="ce28" office:value-type="float" office:value="435151.375" calcext:value-type="float">
            <text:p>435,151.375000</text:p>
          </table:table-cell>
          <table:table-cell table:style-name="ce28" table:number-columns-repeated="2"/>
          <table:table-cell table:style-name="ce31"/>
          <table:table-cell table:style-name="ce28"/>
          <table:table-cell table:style-name="ce33" table:formula="of:=[.B29]/[.$F$27]*[.$G$27]/1000000" office:value-type="float" office:value="0.000000000000690621502138127" calcext:value-type="float">
            <text:p>0.0000000</text:p>
          </table:table-cell>
          <table:table-cell table:style-name="ce33" table:formula="of:=[.C29]/[.$F$27]*[.$G$27]/1000000" office:value-type="float" office:value="-0.00000000000070806560847559" calcext:value-type="float">
            <text:p>0.0000000</text:p>
          </table:table-cell>
          <table:table-cell table:style-name="ce33" table:formula="of:=[.D29]/[.$F$27]*[.$G$27]/1000000" office:value-type="float" office:value="0.0000156189853053361" calcext:value-type="float">
            <text:p>0.0000156</text:p>
          </table:table-cell>
          <table:table-cell table:style-name="ce28" table:number-columns-repeated="5"/>
          <table:table-cell table:style-name="ce44"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float" office:value="5" calcext:value-type="float">
            <text:p>5.000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F3:.F25])" office:value-type="float" office:value="7246550" calcext:value-type="float">
            <text:p>7246550.0000</text:p>
          </table:table-cell>
          <table:table-cell table:number-columns-repeated="12"/>
        </table:table-row>
        <table:table-row table:style-name="ro1">
          <table:table-cell table:number-columns-repeated="6"/>
          <table:table-cell table:formula="of:=SUM([.G3:.G31])" office:value-type="float" office:value="5" calcext:value-type="float">
            <text:p>5.0000</text:p>
          </table:table-cell>
          <table:table-cell table:number-columns-repeated="12"/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9:58:41.8445953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20-04-01T10:02:02.598549178</dc:date>
    <meta:editing-duration>PT8H18M33S</meta:editing-duration>
    <meta:editing-cycles>27</meta:editing-cycles>
    <meta:generator>LibreOffice/6.0.7.3$Linux_X86_64 LibreOffice_project/00m0$Build-3</meta:generator>
    <meta:document-statistic meta:table-count="2" meta:cell-count="475" meta:object-count="0"/>
    <meta:user-defined meta:name="qrichtext">1</meta:user-defined>
  </office:meta>
</office:document-meta>
</file>